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mesIdGenerator.JamesIdGenerator( final MailServer mail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MailBuilder.addMailAddresses( Collection addresses , final MailboxList mailbox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MailBuilder.toInputStream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mesIdGenerato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ilBuilder.parseFrom( final String text , final MailAddress defaultAddress , final int length , int posi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mpleMailBuilder.SimpleMailBuilder( final IdGenerator 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ilBuil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MailBuilder.build( String 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impleMailBuilder.parseTo( final String text , Collection addresses , final int length , int posi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leMailBuilder.SimpleMail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MailBuilder.firstMailAddress( final MailboxList mailbox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mesIdGene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MailBuild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ilBuilder.toMailAddress( final Mailbox mail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